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size="18pt" style:font-size-asian="18pt" style:font-size-complex="18pt"/>
    </style:style>
    <style:style style:name="P4" style:parent-style-name="Normal" style:family="paragraph">
      <style:text-properties fo:font-size="18pt" style:font-size-asian="18pt" style:font-size-complex="18pt" fo:language="en" fo:country="GB"/>
    </style:style>
    <style:style style:name="P5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size="18pt" style:font-size-asian="18pt" style:font-size-complex="18pt"/>
    </style:style>
    <style:style style:name="P9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size="18pt" style:font-size-asian="18pt" style:font-size-complex="18pt"/>
    </style:style>
    <style:style style:name="P11" style:parent-style-name="Normal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size="18pt" style:font-size-asian="18pt" style:font-size-complex="18pt"/>
    </style:style>
    <style:style style:name="P13" style:parent-style-name="Normal" style:family="paragraph">
      <style:text-properties fo:font-size="18pt" style:font-size-asian="18pt" style:font-size-complex="18pt"/>
    </style:style>
    <style:style style:name="P14" style:parent-style-name="Normal" style:family="paragraph">
      <style:text-properties fo:font-size="18pt" style:font-size-asian="18pt" style:font-size-complex="18pt"/>
    </style:style>
    <style:style style:name="T15" style:parent-style-name="Fuentedepárrafopredeter.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Scrum auto diagnosticar coronavirus<text:s/></text:p>
      <text:p text:style-name="Normal"><text:span text:style-name="T2">OBJETIVOS</text:span><text:span text:style-name="T3">: crear una aplicación que te pregunte síntomas que tienes y los compare con los del coronavirus <text:s/>y te diga si lo tienes o no.</text:span></text:p>
      <text:p text:style-name="P4">Daily scrum.</text:p>
      <text:p text:style-name="P5">¿Qué has hecho?</text:p>
      <text:p text:style-name="P6">he realizado la aplicación que contiene una caja de texto en la que introducimos los <text:s/>síntomas y los guarda en un fichero, le damos al botón de comprobar y lo compara con los síntomas.</text:p>
      <text:p text:style-name="P7">¿Qué haces hoy?</text:p>
      <text:p text:style-name="P8">Hoy realizaré la comparación de los ficheros de lossintomas.</text:p>
      <text:p text:style-name="P9">¿Qué ayudas necesitas?</text:p>
      <text:p text:style-name="P10">Saber cómo comparar bien los ficheros desde powershell</text:p>
      <text:p text:style-name="P11">¿Con quién necesito reunirme?</text:p>
      <text:p text:style-name="P12">Con nadie porque el proyecto lo realizo yo solo</text:p>
      <text:p text:style-name="P13"/>
      <text:p text:style-name="P14">Retrospectiva:</text:p>
      <text:p text:style-name="Normal"><text:span text:style-name="T15">El método de comparar los ficheros funciona correctamente, lo que hay que mejorar es comparar la información de los ficheros dando igual el orden y lo que he aprendido es como comparar ficher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aceli Salcedo</meta:initial-creator>
    <dc:creator>Araceli Salcedo</dc:creator>
    <meta:creation-date>2020-03-25T14:41:00Z</meta:creation-date>
    <dc:date>2020-03-25T14:46:00Z</dc:date>
    <meta:template xlink:href="Normal.dotm" xlink:type="simple"/>
    <meta:editing-cycles>1</meta:editing-cycles>
    <meta:editing-duration>PT300S</meta:editing-duration>
    <meta:document-statistic meta:page-count="1" meta:paragraph-count="1" meta:word-count="124" meta:character-count="830" meta:row-count="5" meta:non-whitespace-character-count="707"/>
  </office:meta>
</office:document-meta>
</file>